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00cc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71cm" svg:stroke-color="#000000" draw:stroke-linejoin="miter" svg:stroke-linecap="square" draw:fill="solid" draw:fill-color="#c0c0c0" draw:textarea-horizontal-align="left" draw:textarea-vertical-align="middle" draw:auto-grow-height="false" fo:min-height="0.661cm" fo:min-width="0.502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212cm" svg:stroke-color="#00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2.434cm" fo:min-width="2.419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solid" draw:fill-color="#ffcc00" draw:textarea-horizontal-align="left" draw:textarea-vertical-align="middle" draw:auto-grow-height="false" fo:min-height="5.667cm" fo:min-width="14.634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ff" draw:textarea-horizontal-align="left" draw:textarea-vertical-align="middle" draw:auto-grow-height="false" fo:min-height="3.762cm" fo:min-width="11.653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left" draw:textarea-vertical-align="middle" draw:auto-grow-height="false" fo:min-height="1.645cm" fo:min-width="11.653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ffcc00" draw:textarea-horizontal-align="left" draw:textarea-vertical-align="middle" draw:auto-grow-height="false" fo:min-height="1.645cm" fo:min-width="12.341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79cm" svg:stroke-color="#000000" draw:stroke-linejoin="miter" svg:stroke-linecap="square" draw:fill="solid" draw:fill-color="#ffff00" draw:textarea-horizontal-align="left" draw:textarea-vertical-align="middle" draw:auto-grow-height="false" fo:min-height="0.163cm" fo:min-width="7.755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88cm" svg:stroke-color="#000000" draw:stroke-linejoin="miter" svg:stroke-linecap="square" draw:fill="solid" draw:fill-color="#ffff00" draw:textarea-horizontal-align="left" draw:textarea-vertical-align="middle" draw:auto-grow-height="false" fo:min-height="5.455cm" fo:min-width="3.627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1.01cm" fo:min-width="0.876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79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88cm" svg:stroke-color="#000000" draw:stroke-linejoin="miter" svg:stroke-linecap="square" draw:fill="solid" draw:fill-color="#ffffff" draw:textarea-horizontal-align="left" draw:textarea-vertical-align="middle" draw:auto-grow-height="false" fo:min-height="0.039cm" fo:min-width="0.148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ffff00" draw:textarea-horizontal-align="left" draw:textarea-vertical-align="top" draw:auto-grow-height="false" fo:min-height="0.593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17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00ccff" draw:textarea-horizontal-align="left" draw:textarea-vertical-align="top" draw:auto-grow-height="false" fo:min-height="0.17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18" style:family="graphic" style:parent-style-name="standard">
      <style:graphic-properties draw:stroke="solid" svg:stroke-width="0.12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04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solid" draw:fill-color="#ffcc00" draw:textarea-horizontal-align="left" draw:textarea-vertical-align="middle" draw:auto-grow-height="false" fo:min-height="3.973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106cm" svg:stroke-color="#000000" draw:marker-start="" draw:marker-start-width="0.318cm" draw:marker-start-center="false" draw:marker-end="" draw:marker-end-width="0.318cm" draw:marker-end-center="false" svg:stroke-opacity="100%" draw:stroke-linejoin="round" draw:fill="solid" draw:fill-color="#ffcc00" draw:textarea-horizontal-align="left" draw:textarea-vertical-align="top" draw:auto-grow-height="false" fo:min-height="4.403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24" style:family="graphic" style:parent-style-name="standard">
      <style:graphic-properties draw:stroke="solid" svg:stroke-width="0.079cm" svg:stroke-color="#000000" draw:stroke-linejoin="miter" svg:stroke-linecap="square" draw:fill="solid" draw:fill-color="#ffffff" draw:textarea-horizontal-align="left" draw:textarea-vertical-align="middle" draw:auto-grow-height="false" fo:min-height="0.058cm" fo:min-width="0.671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1.575cm" fo:min-width="1.194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106cm" svg:stroke-color="#000000" draw:stroke-linejoin="miter" svg:stroke-linecap="square" draw:fill="solid" draw:fill-color="#00ccff" draw:textarea-horizontal-align="left" draw:textarea-vertical-align="middle" draw:auto-grow-height="false" fo:min-height="1.433cm" fo:min-width="2.71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339cm" fo:min-width="0.149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71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106cm" svg:stroke-color="#000000" draw:stroke-linejoin="miter" svg:stroke-linecap="square" draw:fill="solid" draw:fill-color="#00ccff" draw:textarea-horizontal-align="left" draw:textarea-vertical-align="middle" draw:auto-grow-height="false" fo:min-height="0.587cm" fo:min-width="2.71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35cm" svg:stroke-color="#000000" draw:stroke-linejoin="miter" svg:stroke-linecap="square" draw:fill="solid" draw:fill-color="#0000ff" draw:textarea-horizontal-align="left" draw:textarea-vertical-align="middle" draw:auto-grow-height="false" fo:min-height="1.01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35cm" svg:stroke-color="#000000" draw:stroke-linejoin="miter" svg:stroke-linecap="square" draw:fill="solid" draw:fill-color="#00ccff" draw:textarea-horizontal-align="left" draw:textarea-vertical-align="middle" draw:auto-grow-height="false" fo:min-height="1.01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svg:stroke-linecap="square" draw:fill="solid" draw:fill-color="#ccffff" draw:textarea-horizontal-align="left" draw:textarea-vertical-align="middle" draw:auto-grow-height="false" fo:min-height="3.762cm" fo:min-width="3.627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min-height="5.455cm" fo:min-width="3.627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solid" draw:fill-color="#00cc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draw:fill="solid" draw:fill-color="#00ffff" draw:textarea-horizontal-align="left" draw:textarea-vertical-align="middle" draw:auto-grow-height="false" fo:min-height="0.948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none" draw:fill="solid" draw:fill-color="#00ccff" draw:textarea-horizontal-align="left" draw:textarea-vertical-align="middle" draw:auto-grow-height="false" fo:min-height="0.949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938cm" fo:min-width="0.797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10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106cm" svg:stroke-color="#ff0000" draw:stroke-linejoin="miter" svg:stroke-linecap="square" draw:fill="solid" draw:fill-color="#ffffff" draw:textarea-horizontal-align="left" draw:textarea-vertical-align="middle" draw:auto-grow-height="false" fo:min-height="0.163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solid" svg:stroke-width="0.106cm" svg:stroke-color="#ff0000" draw:stroke-linejoin="miter" svg:stroke-linecap="square" draw:fill="solid" draw:fill-color="#ffffff" draw:textarea-horizontal-align="left" draw:textarea-vertical-align="middle" draw:auto-grow-height="false" fo:min-height="0.164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164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14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solid" svg:stroke-width="0.212cm" svg:stroke-color="#00ccff" draw:stroke-linejoin="miter" svg:stroke-linecap="square" draw:fill="none" draw:fill-color="#00cc99" draw:textarea-horizontal-align="left" draw:textarea-vertical-align="middle" draw:auto-grow-height="false" fo:min-height="0.429cm" fo:min-width="0.135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77cm" fo:min-width="0.258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276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none" draw:fill="solid" draw:fill-color="#00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212cm" svg:stroke-color="#00ffff" draw:stroke-linejoin="miter" svg:stroke-linecap="square" draw:fill="none" draw:fill-color="#00cc99" draw:textarea-horizontal-align="left" draw:textarea-vertical-align="middle" draw:auto-grow-height="false" fo:min-height="0.427cm" fo:min-width="0.135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75cm" fo:min-width="0.259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274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212cm" svg:stroke-color="#00ffff" draw:stroke-linejoin="miter" svg:stroke-linecap="square" draw:fill="none" draw:fill-color="#00cc99" draw:textarea-horizontal-align="left" draw:textarea-vertical-align="middle" draw:auto-grow-height="false" fo:min-height="1.114cm" fo:min-width="0.77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1.412cm" fo:min-width="1.018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81cm" fo:min-width="0.488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76cm" fo:min-width="0.258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275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76cm" fo:min-width="0.259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212cm" svg:stroke-color="#00ccff" draw:stroke-linejoin="miter" svg:stroke-linecap="square" draw:fill="none" draw:fill-color="#00cc99" draw:textarea-horizontal-align="left" draw:textarea-vertical-align="middle" draw:auto-grow-height="false" fo:min-height="0.425cm" fo:min-width="0.135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72cm" fo:min-width="0.258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272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088cm" svg:stroke-color="#000000" draw:stroke-linejoin="miter" svg:stroke-linecap="square" draw:fill="solid" draw:fill-color="#ffffff" draw:textarea-horizontal-align="left" draw:textarea-vertical-align="middle" draw:auto-grow-height="false" fo:min-height="0.121cm" fo:min-width="0.473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212cm" svg:stroke-color="#00ccff" draw:stroke-linejoin="miter" svg:stroke-linecap="square" draw:fill="none" draw:fill-color="#00cc99" draw:textarea-horizontal-align="left" draw:textarea-vertical-align="middle" draw:auto-grow-height="false" fo:min-height="0.375cm" fo:min-width="0.186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12cm" fo:min-width="0.319cm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234cm" fo:min-width="0.034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658cm" fo:min-width="0.495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416cm" fo:min-width="6.782cm" fo:padding-top="0.139cm" fo:padding-bottom="0.139cm" fo:padding-left="0.278cm" fo:padding-right="0.278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1.204cm" fo:min-width="4.03cm" fo:padding-top="0.139cm" fo:padding-bottom="0.139cm" fo:padding-left="0.278cm" fo:padding-right="0.278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78cm" fo:min-width="3.342cm" fo:padding-top="0.139cm" fo:padding-bottom="0.139cm" fo:padding-left="0.278cm" fo:padding-right="0.278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341cm" fo:min-width="3.571cm" fo:padding-top="0.139cm" fo:padding-bottom="0.139cm" fo:padding-left="0.278cm" fo:padding-right="0.278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357cm" fo:min-width="6.504cm" fo:padding-top="0.139cm" fo:padding-bottom="0.139cm" fo:padding-left="0.278cm" fo:padding-right="0.278cm" fo:wrap-option="wrap" draw:shadow-color="#808080"/>
    </style:style>
    <style:style style:name="gr73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163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78cm" fo:min-width="2.883cm" fo:padding-top="0.139cm" fo:padding-bottom="0.139cm" fo:padding-left="0.278cm" fo:padding-right="0.278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1.415cm" fo:min-width="4.947cm" fo:padding-top="0.139cm" fo:padding-bottom="0.139cm" fo:padding-left="0.278cm" fo:padding-right="0.278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1.204cm" fo:min-width="4.263cm" fo:padding-top="0.139cm" fo:padding-bottom="0.139cm" fo:padding-left="0.278cm" fo:padding-right="0.278cm" fo:wrap-option="wrap" draw:shadow-color="#808080"/>
    </style:style>
    <style:style style:name="gr77" style:family="graphic" style:parent-style-name="standard">
      <style:graphic-properties draw:stroke="none" draw:fill="solid" draw:fill-color="#ffcc00" draw:textarea-horizontal-align="left" draw:textarea-vertical-align="middle" draw:auto-grow-height="false" fo:min-height="3.337cm" fo:min-width="1.104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solid" svg:stroke-width="0.106cm" svg:stroke-color="#000000" draw:stroke-linejoin="miter" svg:stroke-linecap="square" draw:fill="solid" draw:fill-color="#00ccff" draw:textarea-horizontal-align="left" draw:textarea-vertical-align="middle" draw:auto-grow-height="false" fo:min-height="0.163cm" fo:min-width="0.417cm" fo:padding-top="0.13cm" fo:padding-bottom="0.13cm" fo:padding-left="0.25cm" fo:padding-right="0.25cm" fo:wrap-option="no-wrap" draw:shadow-color="#808080"/>
    </style:style>
    <style:style style:name="gr79" style:family="graphic" style:parent-style-name="standard">
      <style:graphic-properties draw:stroke="solid" svg:stroke-width="0.106cm" svg:stroke-color="#000000" draw:stroke-linejoin="miter" svg:stroke-linecap="square" draw:fill="solid" draw:fill-color="#00ccff" draw:textarea-horizontal-align="left" draw:textarea-vertical-align="middle" draw:auto-grow-height="false" fo:min-height="0.586cm" fo:min-width="1.336cm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none" draw:fill="solid" draw:fill-color="#00ccff" draw:textarea-horizontal-align="left" draw:textarea-vertical-align="middle" draw:auto-grow-height="false" fo:min-height="0.587cm" fo:min-width="1.335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none" draw:fill="solid" draw:fill-color="#ffcc00" draw:textarea-horizontal-align="left" draw:textarea-vertical-align="middle" draw:auto-grow-height="false" fo:min-height="0.339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none" draw:fill="solid" draw:fill-color="#ffcc00" draw:textarea-horizontal-align="left" draw:textarea-vertical-align="middle" draw:auto-grow-height="false" fo:min-height="0.638cm" fo:min-width="0.311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79cm" svg:stroke-color="#008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79cm" svg:stroke-color="#008000" draw:marker-start="" draw:marker-start-width="0.237cm" draw:marker-start-center="false" draw:marker-end="" draw:marker-end-width="0.237cm" draw:marker-end-center="false" svg:stroke-opacity="100%" draw:stroke-linejoin="round" draw:fill="none" draw:fill-color="#00cc99" draw:textarea-horizontal-align="left" draw:textarea-vertical-align="top" draw:auto-grow-height="false" fo:min-height="0cm" fo:min-width="1.079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85" style:family="graphic" style:parent-style-name="standard">
      <style:graphic-properties draw:stroke="solid" svg:stroke-width="0.079cm" svg:stroke-color="#008000" draw:marker-start="" draw:marker-start-width="0.237cm" draw:marker-start-center="false" draw:marker-end="" draw:marker-end-width="0.237cm" draw:marker-end-center="false" svg:stroke-opacity="100%" draw:stroke-linejoin="round" draw:fill="none" draw:fill-color="#00cc99" draw:textarea-horizontal-align="left" draw:textarea-vertical-align="top" draw:auto-grow-height="false" fo:min-height="0cm" fo:min-width="1.084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86" style:family="graphic" style:parent-style-name="standard">
      <style:graphic-properties draw:stroke="none" draw:fill="solid" draw:fill-color="#00ffff" draw:textarea-horizontal-align="left" draw:textarea-vertical-align="middle" draw:auto-grow-height="false" fo:min-height="1.323cm" fo:min-width="1.031cm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none" draw:fill="solid" draw:fill-color="#00ffff" draw:textarea-horizontal-align="left" draw:textarea-vertical-align="middle" draw:auto-grow-height="false" fo:min-height="0.481cm" fo:min-width="0.365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141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solid" svg:stroke-width="0.106cm" svg:stroke-color="#ff0000" draw:stroke-linejoin="miter" svg:stroke-linecap="square" draw:fill="solid" draw:fill-color="#c0c0c0" draw:textarea-horizontal-align="left" draw:textarea-vertical-align="middle" draw:auto-grow-height="false" fo:min-height="0.269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>
      <style:graphic-properties draw:stroke="solid" svg:stroke-width="0.106cm" svg:stroke-color="#ff0000" draw:stroke-linejoin="miter" svg:stroke-linecap="square" draw:fill="solid" draw:fill-color="#c0c0c0" draw:textarea-horizontal-align="left" draw:textarea-vertical-align="middle" draw:auto-grow-height="false" fo:min-height="0.273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106cm" svg:stroke-color="#ff0000" draw:stroke-linejoin="miter" svg:stroke-linecap="square" draw:fill="solid" draw:fill-color="#ffffff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solid" svg:stroke-width="0.071cm" svg:stroke-color="#000000" draw:stroke-linejoin="miter" svg:stroke-linecap="square" draw:fill="none" draw:fill-color="#00cc99" draw:textarea-horizontal-align="left" draw:textarea-vertical-align="middle" draw:auto-grow-height="false" fo:min-height="1.066cm" fo:min-width="0.646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71cm" svg:stroke-color="#000000" draw:stroke-linejoin="miter" svg:stroke-linecap="square" draw:fill="none" draw:fill-color="#00cc99" draw:textarea-horizontal-align="left" draw:textarea-vertical-align="middle" draw:auto-grow-height="false" fo:min-height="18.512cm" fo:min-width="27.017cm" fo:padding-top="0.13cm" fo:padding-bottom="0.13cm" fo:padding-left="0.25cm" fo:padding-right="0.25cm" fo:wrap-option="no-wrap" draw:shadow-color="#808080"/>
    </style:style>
    <style:style style:name="gr94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false" draw:auto-grow-width="false" fo:min-height="1.416cm" fo:min-width="0cm" fo:padding-top="0.139cm" fo:padding-bottom="0.139cm" fo:padding-left="0.278cm" fo:padding-right="0.278cm" fo:wrap-option="wrap" draw:shadow-color="#808080"/>
    </style:style>
    <style:style style:name="pr2" style:family="presentation" style:parent-style-name="Standard-notes">
      <style:graphic-properties draw:fill-color="#ffffff" fo:min-height="11.429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c0c0c0"/>
      <style:paragraph-properties style:writing-mode="lr-tb" style:font-independent-line-spacing="true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loext:graphic-properties draw:fill="solid" draw:fill-color="#ffcc00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00cc99"/>
      <style:paragraph-properties style:writing-mode="lr-tb" style:font-independent-line-spacing="true"/>
    </style:style>
    <style:style style:name="P7" style:family="paragraph">
      <loext:graphic-properties draw:fill="solid" draw:fill-color="#0000ff"/>
      <style:paragraph-properties style:writing-mode="lr-tb" style:font-independent-line-spacing="true"/>
    </style:style>
    <style:style style:name="P8" style:family="paragraph">
      <loext:graphic-properties draw:fill="solid" draw:fill-color="#00ccff"/>
      <style:paragraph-properties style:writing-mode="lr-tb" style:font-independent-line-spacing="true"/>
    </style:style>
    <style:style style:name="P9" style:family="paragraph">
      <loext:graphic-properties draw:fill="solid" draw:fill-color="#ffff00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loext:graphic-properties draw:fill="solid" draw:fill-color="#ccffff"/>
      <style:paragraph-properties style:writing-mode="lr-tb" style:font-independent-line-spacing="true"/>
    </style:style>
    <style:style style:name="P12" style:family="paragraph">
      <loext:graphic-properties draw:fill="solid" draw:fill-color="#00ffff"/>
      <style:paragraph-properties style:writing-mode="lr-tb" style:font-independent-line-spacing="true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1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16" style:family="paragraph">
      <loext:graphic-properties draw:fill-color="#ffffff"/>
    </style:style>
    <style:style style:name="T1" style:family="text">
      <style:text-properties fo:color="#000000" style:font-name="Arial" fo:font-size="24pt" style:font-size-asian="24pt" style:font-size-complex="24pt"/>
    </style:style>
    <style:style style:name="T2" style:family="text">
      <style:text-properties fo:color="#ff3300" style:font-name="Arial" fo:font-size="20pt" style:font-size-asian="20pt" style:font-size-complex="20pt"/>
    </style:style>
    <style:style style:name="T3" style:family="text">
      <style:text-properties fo:color="#000000" style:font-name="Arial" fo:font-size="20pt" style:font-size-asian="20pt" style:font-size-complex="20pt"/>
    </style:style>
    <style:style style:name="T4" style:family="text">
      <style:text-properties fo:color="#000000" style:font-name="Arial" fo:font-size="9pt" fo:language="fr" fo:country="FR" style:font-size-asian="9pt" style:language-asian="fr" style:country-asian="FR" style:font-size-complex="9pt" style:language-complex="fr" style:country-complex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line draw:style-name="gr1" draw:text-style-name="P1" draw:layer="layout" svg:x1="24.075cm" svg:y1="4.269cm" svg:x2="24.075cm" svg:y2="10.949cm">
            <text:p/>
          </draw:line>
          <draw:line draw:style-name="gr2" draw:text-style-name="P1" draw:layer="layout" svg:x1="24.204cm" svg:y1="10.901cm" svg:x2="24.204cm" svg:y2="4.268cm">
            <text:p/>
          </draw:line>
          <draw:line draw:style-name="gr2" draw:text-style-name="P1" draw:layer="layout" svg:x1="23.923cm" svg:y1="10.897cm" svg:x2="23.923cm" svg:y2="4.268cm">
            <text:p/>
          </draw:line>
        </draw:g>
        <draw:custom-shape draw:style-name="gr3" draw:text-style-name="P2" draw:layer="layout" svg:width="1.416cm" svg:height="1.301cm" svg:x="23.345cm" svg:y="1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5.413cm" svg:y1="12.696cm" svg:x2="25.413cm" svg:y2="12.034cm">
          <text:p/>
        </draw:line>
        <draw:line draw:style-name="gr2" draw:text-style-name="P1" draw:layer="layout" svg:x1="25.546cm" svg:y1="12.069cm" svg:x2="25.546cm" svg:y2="12.691cm">
          <text:p/>
        </draw:line>
        <draw:line draw:style-name="gr2" draw:text-style-name="P1" draw:layer="layout" svg:x1="25.263cm" svg:y1="12.069cm" svg:x2="25.263cm" svg:y2="12.691cm">
          <text:p/>
        </draw:line>
        <draw:custom-shape draw:style-name="gr5" draw:text-style-name="P3" draw:layer="layout" svg:width="4.127cm" svg:height="3.81cm" svg:x="12.383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5.134cm" svg:height="5.927cm" svg:x="6.65cm" svg:y="5.7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18.573cm" svg:height="1.693cm" svg:x="0.458cm" svg:y="0.211cm" presentation:class="title" presentation:user-transformed="true">
          <draw:text-box>
            <text:list text:style-name="L1">
              <text:list-header>
                <text:p text:style-name="P5"><text:span text:style-name="T1">Principe de fonctionnement d’une locomotive </text:span><text:span text:style-name="T1"><text:line-break/></text:span><text:span text:style-name="T1">modèle réduit fonctionnant au gaz</text:span></text:p>
              </text:list-header>
            </text:list>
          </draw:text-box>
        </draw:frame>
        <draw:custom-shape draw:style-name="gr7" draw:text-style-name="P7" draw:layer="layout" svg:width="12.153cm" svg:height="4.022cm" svg:x="6.65cm" svg:y="7.6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2.153cm" svg:height="1.905cm" svg:x="6.65cm" svg:y="5.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803cm" svg:y1="5.75cm" svg:x2="18.803cm" svg:y2="9.56cm">
          <text:p/>
        </draw:line>
        <draw:line draw:style-name="gr2" draw:text-style-name="P1" draw:layer="layout" svg:x1="18.803cm" svg:y1="11.254cm" svg:x2="18.803cm" svg:y2="11.677cm">
          <text:p/>
        </draw:line>
        <draw:custom-shape draw:style-name="gr9" draw:text-style-name="P4" draw:layer="layout" svg:width="12.841cm" svg:height="1.905cm" svg:x="6.65cm" svg:y="9.3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5cm" svg:y1="11.227cm" svg:x2="18.803cm" svg:y2="11.227cm">
          <text:p/>
        </draw:line>
        <draw:custom-shape draw:style-name="gr10" draw:text-style-name="P9" draw:layer="layout" svg:width="8.255cm" svg:height="0.423cm" svg:x="5.733cm" svg:y="10.6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127cm" svg:height="5.715cm" svg:x="0.688cm" svg:y="12.31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33cm" svg:y1="10.83cm" svg:x2="2.981cm" svg:y2="10.83cm">
          <text:p/>
        </draw:line>
        <draw:line draw:style-name="gr2" draw:text-style-name="P1" draw:layer="layout" svg:x1="2.293cm" svg:y1="11.465cm" svg:x2="2.293cm" svg:y2="12.312cm">
          <text:p/>
        </draw:line>
        <draw:custom-shape draw:style-name="gr12" draw:text-style-name="P6" draw:layer="layout" svg:width="1.376cm" svg:height="1.27cm" svg:x="2.293cm" svg:y="10.829cm">
          <text:p/>
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13" draw:text-style-name="P3" draw:layer="layout" svg:width="0.635cm" svg:height="0.458cm" draw:transform="rotate (-1.5707963267949) translate (3.898cm 10.5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3" draw:layer="layout" svg:width="0.635cm" svg:height="0.458cm" draw:transform="rotate (1.5707963267949) translate (3.898cm 11.13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0.916cm" svg:height="0.423cm" svg:x="3.44cm" svg:y="9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898cm" svg:y1="10.807cm" svg:x2="3.898cm" svg:y2="10.08cm">
            <text:p/>
          </draw:line>
          <draw:g>
            <draw:line draw:style-name="gr15" draw:text-style-name="P1" draw:layer="layout" svg:x1="3.44cm" svg:y1="10.176cm" svg:x2="4.355cm" svg:y2="9.965cm">
              <text:p/>
            </draw:line>
            <draw:line draw:style-name="gr15" draw:text-style-name="P1" draw:layer="layout" svg:x1="4.354cm" svg:y1="10.176cm" svg:x2="3.439cm" svg:y2="9.965cm">
              <text:p/>
            </draw:line>
          </draw:g>
        </draw:g>
        <draw:g>
          <draw:g>
            <draw:custom-shape draw:style-name="gr16" draw:text-style-name="P9" draw:layer="layout" svg:width="0.143cm" svg:height="0.847cm" svg:x="7.051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7.192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7.122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7.191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7.739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7.88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7.81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7.879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8.427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8.568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8.498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8.567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9.115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9.256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9.186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9.255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9.803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9.944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9.874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9.943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10.491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10.632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10.562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10.631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11.179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11.32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11.25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11.319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11.867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12.008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11.938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12.007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12.554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12.695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12.625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12.694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13.242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13.383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13.313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13.382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line draw:style-name="gr18" draw:text-style-name="P1" draw:layer="layout" svg:x1="6.65cm" svg:y1="9.375cm" svg:x2="18.803cm" svg:y2="9.375cm">
          <text:p/>
        </draw:line>
        <draw:g>
          <draw:line draw:style-name="gr2" draw:text-style-name="P1" draw:layer="layout" svg:x1="7.107cm" svg:y1="5.748cm" svg:x2="7.107cm" svg:y2="5.325cm">
            <text:p/>
          </draw:line>
          <draw:line draw:style-name="gr2" draw:text-style-name="P1" draw:layer="layout" svg:x1="7.106cm" svg:y1="4.691cm" svg:x2="6.649cm" svg:y2="5.325cm">
            <text:p/>
          </draw:line>
          <draw:line draw:style-name="gr2" draw:text-style-name="P1" draw:layer="layout" svg:x1="7.107cm" svg:y1="4.691cm" svg:x2="7.566cm" svg:y2="5.325cm">
            <text:p/>
          </draw:line>
          <draw:custom-shape draw:style-name="gr19" draw:text-style-name="P3" draw:layer="layout" svg:width="0.457cm" svg:height="0.422cm" svg:x="6.879cm" svg:y="4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07cm" svg:y1="4.69cm" svg:x2="7.107cm" svg:y2="4.268cm">
            <text:p/>
          </draw:line>
          <draw:line draw:style-name="gr20" draw:text-style-name="P1" draw:layer="layout" svg:x1="6.879cm" svg:y1="4.057cm" svg:x2="6.879cm" svg:y2="4.268cm">
            <text:p/>
          </draw:line>
          <draw:line draw:style-name="gr20" draw:text-style-name="P1" draw:layer="layout" svg:x1="6.879cm" svg:y1="4.268cm" svg:x2="7.336cm" svg:y2="4.268cm">
            <text:p/>
          </draw:line>
          <draw:line draw:style-name="gr20" draw:text-style-name="P1" draw:layer="layout" svg:x1="7.337cm" svg:y1="4.267cm" svg:x2="7.337cm" svg:y2="4.056cm">
            <text:p/>
          </draw:line>
        </draw:g>
        <draw:custom-shape draw:style-name="gr21" draw:text-style-name="P8" draw:layer="layout" svg:width="0.229cm" svg:height="0.212cm" svg:x="7.338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7.086cm" svg:y="8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8.304cm" svg:y="8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4.217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2.497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2.153cm" svg:y="8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9.706cm" svg:y="8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0.089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1.307cm" svg:y="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0.354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0.548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1.703cm" svg:y="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1.055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9.723cm" svg:y="8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3.758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5.363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3.529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3.758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6.051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6.647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8.692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14.676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18.115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8.714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8.026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7.108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65cm" svg:y1="11.254cm" svg:x2="6.65cm" svg:y2="11.677cm">
          <text:p/>
        </draw:line>
        <draw:line draw:style-name="gr2" draw:text-style-name="P1" draw:layer="layout" svg:x1="6.65cm" svg:y1="11.677cm" svg:x2="21.784cm" svg:y2="11.677cm">
          <text:p/>
        </draw:line>
        <draw:line draw:style-name="gr2" draw:text-style-name="P1" draw:layer="layout" svg:x1="6.65cm" svg:y1="5.75cm" svg:x2="21.784cm" svg:y2="5.75cm">
          <text:p/>
        </draw:line>
        <draw:line draw:style-name="gr2" draw:text-style-name="P1" draw:layer="layout" svg:x1="6.65cm" svg:y1="5.75cm" svg:x2="6.65cm" svg:y2="9.349cm">
          <text:p/>
        </draw:line>
        <draw:line draw:style-name="gr2" draw:text-style-name="P1" draw:layer="layout" svg:x1="21.784cm" svg:y1="5.75cm" svg:x2="21.784cm" svg:y2="6.597cm">
          <text:p/>
        </draw:line>
        <draw:line draw:style-name="gr2" draw:text-style-name="P1" draw:layer="layout" svg:x1="21.784cm" svg:y1="10.83cm" svg:x2="21.784cm" svg:y2="11.677cm">
          <text:p/>
        </draw:line>
        <draw:g>
          <draw:custom-shape draw:style-name="gr22" draw:text-style-name="P4" draw:layer="layout" svg:width="0.459cm" svg:height="4.233cm" svg:x="21.458cm" svg:y="6.59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4" draw:layer="layout" svg:width="0.252cm" svg:height="4.657cm" svg:x="21.893cm" svg:y="6.385cm">
            <text:p/>
            <draw:enhanced-geometry svg:viewBox="0 0 53 1056" draw:type="non-primitive" draw:enhanced-path="M 0 0  C 9 92 53 376 53 552  C 53 728 11 951 0 1056  N"/>
          </draw:custom-shape>
        </draw:g>
        <draw:custom-shape draw:style-name="gr24" draw:text-style-name="P3" draw:layer="layout" svg:width="1.376cm" svg:height="0.635cm" draw:transform="rotate (-0.193557014046171) translate (5.167cm 9.522cm)">
          <text:p/>
          <draw:enhanced-geometry svg:viewBox="0 0 21600 21600" draw:text-areas="0 ?f0 ?f5 ?f2" draw:type="right-arrow" draw:modifiers="1515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0" draw:layer="layout" svg:width="1.694cm" svg:height="1.835cm" draw:transform="rotate (1.5707963267949) translate (18.801cm 10.619cm)">
          <text:p/>
          <draw:enhanced-geometry svg:viewBox="0 0 21600 21600" draw:text-areas="0 0 21600 21600" draw:mirror-horizontal="true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21" draw:text-style-name="P8" draw:layer="layout" svg:width="0.229cm" svg:height="0.212cm" svg:x="17.198cm" svg:y="8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8.181cm" svg:y="8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3.21cm" svg:height="1.693cm" svg:x="21.149cm" svg:y="15.4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773cm" svg:y1="15.875cm" svg:x2="19.773cm" svg:y2="16.722cm">
          <text:p/>
        </draw:line>
        <draw:line draw:style-name="gr2" draw:text-style-name="P1" draw:layer="layout" svg:x1="21.148cm" svg:y1="15.663cm" svg:x2="18.167cm" svg:y2="15.663cm">
          <text:p/>
        </draw:line>
        <draw:line draw:style-name="gr2" draw:text-style-name="P1" draw:layer="layout" svg:x1="19.544cm" svg:y1="15.875cm" svg:x2="20.003cm" svg:y2="15.875cm">
          <text:p/>
        </draw:line>
        <draw:line draw:style-name="gr2" draw:text-style-name="P1" draw:layer="layout" svg:x1="19.544cm" svg:y1="16.722cm" svg:x2="20.003cm" svg:y2="16.722cm">
          <text:p/>
        </draw:line>
        <draw:line draw:style-name="gr2" draw:text-style-name="P1" draw:layer="layout" svg:x1="21.148cm" svg:y1="16.933cm" svg:x2="18.167cm" svg:y2="16.933cm">
          <text:p/>
        </draw:line>
        <draw:custom-shape draw:style-name="gr27" draw:text-style-name="P3" draw:layer="layout" svg:width="0.459cm" svg:height="0.423cm" svg:x="19.544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917cm" svg:height="0.847cm" svg:x="13.988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20.77cm" svg:y1="16.193cm" svg:x2="21.228cm" svg:y2="16.193cm">
          <text:p/>
        </draw:line>
        <draw:line draw:style-name="gr29" draw:text-style-name="P1" draw:layer="layout" svg:x1="20.757cm" svg:y1="16.404cm" svg:x2="21.215cm" svg:y2="16.404cm">
          <text:p/>
        </draw:line>
        <draw:custom-shape draw:style-name="gr30" draw:text-style-name="P8" draw:layer="layout" svg:width="3.21cm" svg:height="0.847cm" svg:x="21.149cm" svg:y="13.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459cm" svg:height="1.27cm" svg:x="5.503cm" svg:y="7.6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459cm" svg:height="1.27cm" svg:x="5.503cm" svg:y="6.38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5.962cm" svg:y1="6.597cm" svg:x2="6.65cm" svg:y2="6.597cm">
          <text:p/>
        </draw:line>
        <draw:line draw:style-name="gr18" draw:text-style-name="P1" draw:layer="layout" svg:x1="5.962cm" svg:y1="8.714cm" svg:x2="6.65cm" svg:y2="8.714cm">
          <text:p/>
        </draw:line>
        <draw:line draw:style-name="gr2" draw:text-style-name="P1" draw:layer="layout" svg:x1="5.962cm" svg:y1="8.925cm" svg:x2="5.962cm" svg:y2="8.467cm">
          <text:p/>
        </draw:line>
        <draw:line draw:style-name="gr2" draw:text-style-name="P1" draw:layer="layout" svg:x1="5.961cm" svg:y1="8.925cm" svg:x2="5.502cm" svg:y2="8.925cm">
          <text:p/>
        </draw:line>
        <draw:line draw:style-name="gr2" draw:text-style-name="P1" draw:layer="layout" svg:x1="5.961cm" svg:y1="6.385cm" svg:x2="5.502cm" svg:y2="6.385cm">
          <text:p/>
        </draw:line>
        <draw:line draw:style-name="gr2" draw:text-style-name="P1" draw:layer="layout" svg:x1="5.503cm" svg:y1="8.925cm" svg:x2="5.503cm" svg:y2="8.467cm">
          <text:p/>
        </draw:line>
        <draw:line draw:style-name="gr2" draw:text-style-name="P1" draw:layer="layout" svg:x1="5.503cm" svg:y1="6.385cm" svg:x2="5.503cm" svg:y2="6.773cm">
          <text:p/>
        </draw:line>
        <draw:custom-shape draw:style-name="gr33" draw:text-style-name="P11" draw:layer="layout" svg:width="4.127cm" svg:height="4.022cm" svg:x="0.688cm" svg:y="14.00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4.127cm" svg:height="5.715cm" svg:x="0.688cm" svg:y="12.3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189cm" svg:height="0.168cm" svg:x="23.923cm" svg:y="13.9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273cm" svg:height="1.208cm" draw:transform="rotate (-0.542099265669439) translate (21.939cm 14.498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312cm" svg:y1="15.442cm" svg:x2="21.713cm" svg:y2="14.807cm">
          <text:p/>
        </draw:line>
        <draw:line draw:style-name="gr2" draw:text-style-name="P1" draw:layer="layout" svg:x1="21.713cm" svg:y1="15.478cm" svg:x2="22.15cm" svg:y2="14.79cm">
          <text:p/>
        </draw:line>
        <draw:g>
          <draw:custom-shape draw:style-name="gr37" draw:text-style-name="P8" draw:layer="layout" svg:width="0.258cm" svg:height="1.209cm" draw:transform="rotate (-0.542099265669439) translate (23.932cm 14.51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" draw:text-style-name="P1" draw:layer="layout" svg:x1="24.169cm" svg:y1="15.451cm" svg:x2="23.767cm" svg:y2="14.816cm">
            <text:p/>
          </draw:line>
          <draw:line draw:style-name="gr2" draw:text-style-name="P1" draw:layer="layout" svg:x1="23.776cm" svg:y1="15.487cm" svg:x2="23.335cm" svg:y2="14.799cm">
            <text:p/>
          </draw:line>
        </draw:g>
        <draw:custom-shape draw:style-name="gr5" draw:text-style-name="P3" draw:layer="layout" svg:width="4.127cm" svg:height="3.81cm" svg:x="7.338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917cm" svg:height="0.847cm" svg:x="8.943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2.153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1.695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2.612cm" svg:y="8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631cm" svg:y1="5.749cm" svg:x2="9.631cm" svg:y2="5.114cm">
          <text:p/>
        </draw:line>
        <draw:g>
          <draw:custom-shape draw:style-name="gr38" draw:text-style-name="P3" draw:layer="layout" svg:width="1.833cm" svg:height="1.692cm" svg:x="8.714cm" svg:y="3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9" draw:text-style-name="P1" draw:layer="layout" svg:x1="9.757cm" svg:y1="4.483cm" svg:x2="9.28cm" svg:y2="3.767cm">
              <text:p/>
            </draw:line>
            <draw:line draw:style-name="gr39" draw:text-style-name="P1" draw:layer="layout" svg:x1="9.637cm" svg:y1="3.568cm" svg:x2="9.637cm" svg:y2="3.796cm">
              <text:p/>
            </draw:line>
            <draw:g>
              <draw:line draw:style-name="gr39" draw:text-style-name="P1" draw:layer="layout" svg:x1="9.84cm" svg:y1="3.853cm" svg:x2="9.94cm" svg:y2="3.654cm">
                <text:p/>
              </draw:line>
              <draw:line draw:style-name="gr39" draw:text-style-name="P1" draw:layer="layout" svg:x1="10.005cm" svg:y1="3.959cm" svg:x2="10.187cm" svg:y2="3.812cm">
                <text:p/>
              </draw:line>
              <draw:line draw:style-name="gr39" draw:text-style-name="P1" draw:layer="layout" svg:x1="10.106cm" svg:y1="4.117cm" svg:x2="10.316cm" svg:y2="4.04cm">
                <text:p/>
              </draw:line>
              <draw:line draw:style-name="gr39" draw:text-style-name="P1" draw:layer="layout" svg:x1="10.111cm" svg:y1="4.294cm" svg:x2="10.365cm" svg:y2="4.294cm">
                <text:p/>
              </draw:line>
            </draw:g>
            <draw:g>
              <draw:line draw:style-name="gr39" draw:text-style-name="P1" draw:layer="layout" svg:x1="9.432cm" svg:y1="3.819cm" svg:x2="9.332cm" svg:y2="3.62cm">
                <text:p/>
              </draw:line>
              <draw:line draw:style-name="gr39" draw:text-style-name="P1" draw:layer="layout" svg:x1="9.267cm" svg:y1="3.925cm" svg:x2="9.085cm" svg:y2="3.778cm">
                <text:p/>
              </draw:line>
              <draw:line draw:style-name="gr39" draw:text-style-name="P1" draw:layer="layout" svg:x1="9.166cm" svg:y1="4.083cm" svg:x2="8.956cm" svg:y2="4.006cm">
                <text:p/>
              </draw:line>
              <draw:line draw:style-name="gr39" draw:text-style-name="P1" draw:layer="layout" svg:x1="9.161cm" svg:y1="4.26cm" svg:x2="8.907cm" svg:y2="4.26cm">
                <text:p/>
              </draw:line>
            </draw:g>
            <draw:custom-shape draw:style-name="gr40" draw:text-style-name="P3" draw:layer="layout" svg:width="0.177cm" svg:height="0.163cm" svg:x="9.542cm" svg:y="4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1" draw:text-style-name="P1" draw:layer="layout" svg:x1="17.48cm" svg:y1="16.509cm" svg:x2="16.792cm" svg:y2="13.546cm">
          <text:p/>
        </draw:line>
        <draw:custom-shape draw:style-name="gr42" draw:text-style-name="P3" draw:layer="layout" svg:width="0.458cm" svg:height="0.423cm" svg:x="17.251cm" svg:y="16.08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3" draw:text-style-name="P3" draw:layer="layout" svg:width="0.459cm" svg:height="0.424cm" svg:x="16.79cm" svg:y="14.39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2" draw:text-style-name="P3" draw:layer="layout" svg:width="0.459cm" svg:height="0.423cm" svg:x="16.561cm" svg:y="13.3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4" draw:text-style-name="P3" draw:layer="layout" svg:width="0.458cm" svg:height="0.424cm" svg:x="14.27cm" svg:y="16.9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45" draw:text-style-name="P1" draw:layer="layout" svg:x1="19.773cm" svg:y1="16.298cm" svg:x2="14.499cm" svg:y2="17.145cm">
          <text:p/>
        </draw:line>
        <draw:custom-shape draw:style-name="gr44" draw:text-style-name="P3" draw:layer="layout" svg:width="0.459cm" svg:height="0.424cm" svg:x="9.225cm" svg:y="16.9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45" draw:text-style-name="P1" draw:layer="layout" svg:x1="9.454cm" svg:y1="17.145cm" svg:x2="14.499cm" svg:y2="17.145cm">
          <text:p/>
        </draw:line>
        <draw:line draw:style-name="gr2" draw:text-style-name="P1" draw:layer="layout" svg:x1="9.684cm" svg:y1="17.144cm" svg:x2="9.86cm" svg:y2="16.297cm">
          <text:p/>
        </draw:line>
        <draw:line draw:style-name="gr2" draw:text-style-name="P1" draw:layer="layout" svg:x1="8.943cm" svg:y1="16.298cm" svg:x2="9.225cm" svg:y2="17.145cm">
          <text:p/>
        </draw:line>
        <draw:line draw:style-name="gr2" draw:text-style-name="P1" draw:layer="layout" svg:x1="14.904cm" svg:y1="16.298cm" svg:x2="14.727cm" svg:y2="17.145cm">
          <text:p/>
        </draw:line>
        <draw:line draw:style-name="gr2" draw:text-style-name="P1" draw:layer="layout" svg:x1="13.988cm" svg:y1="16.298cm" svg:x2="14.27cm" svg:y2="17.145cm">
          <text:p/>
        </draw:line>
        <draw:custom-shape draw:style-name="gr42" draw:text-style-name="P3" draw:layer="layout" svg:width="0.458cm" svg:height="0.423cm" svg:x="14.958cm" svg:y="16.08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41" draw:text-style-name="P1" draw:layer="layout" svg:x1="14.499cm" svg:y1="15.875cm" svg:x2="15.187cm" svg:y2="16.087cm">
          <text:p/>
        </draw:line>
        <draw:line draw:style-name="gr41" draw:text-style-name="P1" draw:layer="layout" svg:x1="14.499cm" svg:y1="16.722cm" svg:x2="15.187cm" svg:y2="16.51cm">
          <text:p/>
        </draw:line>
        <draw:line draw:style-name="gr2" draw:text-style-name="P1" draw:layer="layout" svg:x1="16.334cm" svg:y1="13.123cm" svg:x2="16.334cm" svg:y2="13.97cm">
          <text:p/>
        </draw:line>
        <draw:line draw:style-name="gr46" draw:text-style-name="P1" draw:layer="layout" svg:x1="16.333cm" svg:y1="13.123cm" svg:x2="15.874cm" svg:y2="13.335cm">
          <text:p/>
        </draw:line>
        <draw:line draw:style-name="gr46" draw:text-style-name="P1" draw:layer="layout" svg:x1="16.333cm" svg:y1="13.335cm" svg:x2="15.874cm" svg:y2="13.547cm">
          <text:p/>
        </draw:line>
        <draw:line draw:style-name="gr46" draw:text-style-name="P1" draw:layer="layout" svg:x1="16.333cm" svg:y1="13.547cm" svg:x2="15.874cm" svg:y2="13.758cm">
          <text:p/>
        </draw:line>
        <draw:line draw:style-name="gr46" draw:text-style-name="P1" draw:layer="layout" svg:x1="16.333cm" svg:y1="13.758cm" svg:x2="15.874cm" svg:y2="13.97cm">
          <text:p/>
        </draw:line>
        <draw:line draw:style-name="gr2" draw:text-style-name="P1" draw:layer="layout" svg:x1="16.334cm" svg:y1="13.547cm" svg:x2="16.792cm" svg:y2="13.547cm">
          <text:p/>
        </draw:line>
        <draw:line draw:style-name="gr41" draw:text-style-name="P1" draw:layer="layout" svg:x1="17.479cm" svg:y1="16.298cm" svg:x2="15.186cm" svg:y2="16.298cm">
          <text:p/>
        </draw:line>
        <draw:g>
          <draw:custom-shape draw:style-name="gr47" draw:text-style-name="P6" draw:layer="layout" svg:width="1.27cm" svg:height="1.378cm" draw:transform="rotate (1.5707963267949) translate (22.738cm 12.745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8" draw:text-style-name="P6" draw:layer="layout" svg:width="1.516cm" svg:height="1.674cm" draw:transform="rotate (1.5707963267949) translate (22.59cm 12.867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9" draw:text-style-name="P6" draw:layer="layout" svg:width="0.988cm" svg:height="1.072cm" draw:transform="rotate (1.5707963267949) translate (22.892cm 12.603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47" draw:text-style-name="P6" draw:layer="layout" svg:width="1.27cm" svg:height="1.378cm" draw:transform="rotate (-1.5707963267949) translate (24.08cm 10.221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8" draw:text-style-name="P6" draw:layer="layout" svg:width="1.516cm" svg:height="1.674cm" draw:transform="rotate (-1.5707963267949) translate (24.228cm 10.09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9" draw:text-style-name="P6" draw:layer="layout" svg:width="0.988cm" svg:height="1.072cm" draw:transform="rotate (-1.5707963267949) translate (23.926cm 10.363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g>
            <draw:custom-shape draw:style-name="gr50" draw:text-style-name="P12" draw:layer="layout" svg:width="0.19cm" svg:height="0.22cm" svg:x="21.392cm" svg:y="13.869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6" draw:layer="layout" svg:width="1.27cm" svg:height="1.374cm" draw:transform="rotate (1.5707963267949) translate (21.482cm 14.556cm)">
              <text:p/>
              <draw:enhanced-geometry draw:text-areas="10799 0 21599 10799" svg:viewBox="0 0 21600 21600" draw:type="mso-spt100" draw:modifiers="27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52" draw:text-style-name="P6" draw:layer="layout" svg:width="1.518cm" svg:height="1.67cm" draw:transform="rotate (1.5707963267949) translate (21.338cm 14.685cm)">
              <text:p/>
              <draw:enhanced-geometry draw:text-areas="10799 0 21599 10799" svg:viewBox="0 0 21600 21600" draw:type="mso-spt100" draw:modifiers="27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53" draw:text-style-name="P6" draw:layer="layout" svg:width="0.986cm" svg:height="1.068cm" draw:transform="rotate (1.5707963267949) translate (21.635cm 14.414cm)">
              <text:p/>
              <draw:enhanced-geometry draw:text-areas="10799 0 21599 10799" svg:viewBox="0 0 21600 21600" draw:type="mso-spt100" draw:modifiers="27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line draw:style-name="gr4" draw:text-style-name="P1" draw:layer="layout" svg:x1="22.151cm" svg:y1="13.286cm" svg:x2="24.939cm" svg:y2="13.286cm">
              <text:p/>
            </draw:line>
            <draw:line draw:style-name="gr2" draw:text-style-name="P1" draw:layer="layout" svg:x1="24.773cm" svg:y1="13.167cm" svg:x2="22.151cm" svg:y2="13.167cm">
              <text:p/>
            </draw:line>
            <draw:line draw:style-name="gr2" draw:text-style-name="P1" draw:layer="layout" svg:x1="24.773cm" svg:y1="13.428cm" svg:x2="22.151cm" svg:y2="13.428cm">
              <text:p/>
            </draw:line>
          </draw:g>
          <draw:g>
            <draw:line draw:style-name="gr4" draw:text-style-name="P1" draw:layer="layout" svg:x1="24.028cm" svg:y1="14.013cm" svg:x2="24.028cm" svg:y2="13.334cm">
              <text:p/>
            </draw:line>
            <draw:line draw:style-name="gr2" draw:text-style-name="P1" draw:layer="layout" svg:x1="24.156cm" svg:y1="13.37cm" svg:x2="24.156cm" svg:y2="14.014cm">
              <text:p/>
            </draw:line>
            <draw:line draw:style-name="gr2" draw:text-style-name="P1" draw:layer="layout" svg:x1="23.876cm" svg:y1="13.37cm" svg:x2="23.876cm" svg:y2="14.01cm">
              <text:p/>
            </draw:line>
          </draw:g>
        </draw:g>
        <draw:g>
          <draw:custom-shape draw:style-name="gr54" draw:text-style-name="P6" draw:layer="layout" svg:width="1.27cm" svg:height="1.374cm" draw:transform="rotate (1.5707963267949) translate (24.025cm 12.734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5" draw:text-style-name="P6" draw:layer="layout" svg:width="1.518cm" svg:height="1.672cm" draw:transform="rotate (1.5707963267949) translate (23.876cm 12.863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6" draw:text-style-name="P6" draw:layer="layout" svg:width="0.988cm" svg:height="1.07cm" draw:transform="rotate (1.5707963267949) translate (24.177cm 12.594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1" draw:text-style-name="P6" draw:layer="layout" svg:width="1.27cm" svg:height="1.374cm" draw:transform="rotate (1.5707963267949) translate (24.048cm 12.731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7" draw:text-style-name="P6" draw:layer="layout" svg:width="1.516cm" svg:height="1.672cm" draw:transform="rotate (1.5707963267949) translate (23.905cm 12.858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8" draw:text-style-name="P6" draw:layer="layout" svg:width="0.988cm" svg:height="1.07cm" draw:transform="rotate (1.5707963267949) translate (24.2cm 12.5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1" draw:text-style-name="P6" draw:layer="layout" svg:width="1.27cm" svg:height="1.374cm" draw:transform="rotate (-1.5707963267949) translate (25.404cm 12.02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9" draw:text-style-name="P6" draw:layer="layout" svg:width="1.518cm" svg:height="1.672cm" draw:transform="rotate (-1.5707963267949) translate (25.553cm 11.90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8" draw:text-style-name="P6" draw:layer="layout" svg:width="0.988cm" svg:height="1.07cm" draw:transform="rotate (-1.5707963267949) translate (25.252cm 12.171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1" draw:text-style-name="P1" draw:layer="layout" svg:x1="22.757cm" svg:y1="12.087cm" svg:x2="22.757cm" svg:y2="14.123cm">
            <text:p/>
          </draw:line>
          <draw:line draw:style-name="gr2" draw:text-style-name="P1" draw:layer="layout" svg:x1="22.886cm" svg:y1="13.999cm" svg:x2="22.886cm" svg:y2="12.086cm">
            <text:p/>
          </draw:line>
          <draw:line draw:style-name="gr2" draw:text-style-name="P1" draw:layer="layout" svg:x1="22.605cm" svg:y1="13.999cm" svg:x2="22.605cm" svg:y2="12.086cm">
            <text:p/>
          </draw:line>
        </draw:g>
        <draw:g>
          <draw:custom-shape draw:style-name="gr60" draw:text-style-name="P6" draw:layer="layout" svg:width="1.27cm" svg:height="1.37cm" draw:transform="rotate (1.5707963267949) translate (13.993cm 4.917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1" draw:text-style-name="P6" draw:layer="layout" svg:width="1.516cm" svg:height="1.664cm" draw:transform="rotate (1.5707963267949) translate (13.847cm 5.03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2" draw:text-style-name="P6" draw:layer="layout" svg:width="0.988cm" svg:height="1.064cm" draw:transform="rotate (1.5707963267949) translate (14.146cm 4.775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1" draw:text-style-name="P1" draw:layer="layout" svg:x1="17.886cm" svg:y1="3.642cm" svg:x2="23.455cm" svg:y2="3.642cm">
            <text:p/>
          </draw:line>
          <draw:line draw:style-name="gr2" draw:text-style-name="P1" draw:layer="layout" svg:x1="23.416cm" svg:y1="3.523cm" svg:x2="17.886cm" svg:y2="3.523cm">
            <text:p/>
          </draw:line>
          <draw:line draw:style-name="gr2" draw:text-style-name="P1" draw:layer="layout" svg:x1="23.412cm" svg:y1="3.783cm" svg:x2="17.886cm" svg:y2="3.783cm">
            <text:p/>
          </draw:line>
        </draw:g>
        <draw:g>
          <draw:line draw:style-name="gr1" draw:text-style-name="P1" draw:layer="layout" svg:x1="14.676cm" svg:y1="3.642cm" svg:x2="16.739cm" svg:y2="3.642cm">
            <text:p/>
          </draw:line>
          <draw:line draw:style-name="gr2" draw:text-style-name="P1" draw:layer="layout" svg:x1="16.724cm" svg:y1="3.523cm" svg:x2="14.675cm" svg:y2="3.523cm">
            <text:p/>
          </draw:line>
          <draw:line draw:style-name="gr2" draw:text-style-name="P1" draw:layer="layout" svg:x1="16.724cm" svg:y1="3.783cm" svg:x2="14.676cm" svg:y2="3.783cm">
            <text:p/>
          </draw:line>
        </draw:g>
        <draw:g>
          <draw:custom-shape draw:style-name="gr13" draw:text-style-name="P3" draw:layer="layout" svg:width="0.806cm" svg:height="0.687cm" draw:transform="rotate (-1.5707963267949) translate (17.425cm 3.26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3" draw:layer="layout" svg:width="0.806cm" svg:height="0.687cm" draw:transform="rotate (1.5707963267949) translate (17.426cm 4.06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3" draw:text-style-name="P3" draw:layer="layout" svg:width="1.375cm" svg:height="0.537cm" svg:x="16.739cm" svg:y="2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7.426cm" svg:y1="3.647cm" svg:x2="17.426cm" svg:y2="2.724cm">
            <text:p/>
          </draw:line>
          <draw:g>
            <draw:line draw:style-name="gr15" draw:text-style-name="P1" draw:layer="layout" svg:x1="16.739cm" svg:y1="2.847cm" svg:x2="18.113cm" svg:y2="2.579cm">
              <text:p/>
            </draw:line>
            <draw:line draw:style-name="gr15" draw:text-style-name="P1" draw:layer="layout" svg:x1="18.113cm" svg:y1="2.847cm" svg:x2="16.739cm" svg:y2="2.579cm">
              <text:p/>
            </draw:line>
          </draw:g>
        </draw:g>
        <draw:g>
          <draw:custom-shape draw:style-name="gr64" draw:text-style-name="P6" draw:layer="layout" svg:width="1.372cm" svg:height="1.27cm" svg:x="22.703cm" svg:y="3.646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5" draw:text-style-name="P6" draw:layer="layout" svg:width="1.638cm" svg:height="1.544cm" svg:x="22.569cm" svg:y="3.51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6" draw:text-style-name="P6" draw:layer="layout" svg:width="1.068cm" svg:height="0.988cm" svg:x="22.855cm" svg:y="3.788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39" draw:text-style-name="P1" draw:layer="layout" svg:x1="24.053cm" svg:y1="12.228cm" svg:x2="24.053cm" svg:y2="12.765cm">
            <text:p/>
          </draw:line>
          <draw:line draw:style-name="gr39" draw:text-style-name="P1" draw:layer="layout" svg:x1="24.139cm" svg:y1="12.238cm" svg:x2="24.21cm" svg:y2="12.46cm">
            <text:p/>
          </draw:line>
          <draw:line draw:style-name="gr39" draw:text-style-name="P1" draw:layer="layout" svg:x1="24.249cm" svg:y1="12.332cm" svg:x2="24.411cm" svg:y2="12.631cm">
            <text:p/>
          </draw:line>
          <draw:line draw:style-name="gr39" draw:text-style-name="P1" draw:layer="layout" svg:x1="23.96cm" svg:y1="12.228cm" svg:x2="23.913cm" svg:y2="12.477cm">
            <text:p/>
          </draw:line>
          <draw:line draw:style-name="gr39" draw:text-style-name="P1" draw:layer="layout" svg:x1="23.874cm" svg:y1="12.299cm" svg:x2="23.741cm" svg:y2="12.631cm">
            <text:p/>
          </draw:line>
        </draw:g>
        <draw:custom-shape draw:style-name="gr67" draw:text-style-name="P6" draw:layer="layout" svg:width="1.407cm" svg:height="1.296cm" svg:x="23.349cm" svg:y="10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draw:layer="layout" svg:width="7.338cm" svg:height="1.694cm" svg:x="15.363cm" svg:y="11.853cm">
          <text:list text:style-name="L2">
            <text:list-header>
              <text:p text:style-name="P13"><text:span text:style-name="T2">Distribution simplifiée</text:span></text:p>
              <text:p text:style-name="P13"><text:span text:style-name="T2"><text:s text:c="2"/></text:span><text:span text:style-name="T2">à excentriq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4.586cm" svg:height="1.482cm" svg:x="14.905cm" svg:y="4.136cm">
          <text:list text:style-name="L1">
            <text:list-header>
              <text:p text:style-name="P13"><text:span text:style-name="T3">Régulateur</text:span></text:p>
              <text:p text:style-name="P13"><text:span text:style-name="T3"><text:s/></text:span><text:span text:style-name="T3">vapeu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3.898cm" svg:height="1.058cm" svg:x="2.293cm" svg:y="11.042cm">
          <text:list text:style-name="L1">
            <text:list-header>
              <text:p text:style-name="P13"><text:span text:style-name="T3">Débit ga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4.127cm" svg:height="2.619cm" svg:x="23.826cm" svg:y="8.255cm">
          <text:list text:style-name="L1">
            <text:list-header>
              <text:p text:style-name="P13"><text:span text:style-name="T3">Inversion</text:span></text:p>
              <text:p text:style-name="P13"><text:span text:style-name="T3">de</text:span></text:p>
              <text:p text:style-name="P13"><text:span text:style-name="T3"><text:s/></text:span><text:span text:style-name="T3">marc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14" draw:layer="layout" svg:width="7.06cm" svg:height="0.635cm" svg:x="20.686cm" svg:y="0cm">
          <text:list text:style-name="L1">
            <text:list-header>
              <text:p text:style-name="P13"><text:span text:style-name="T4">Auteur: Pierre ROUZEAU <text:s/>cc: by-sa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2.033cm" svg:y1="5.325cm" svg:x2="11.575cm" svg:y2="4.691cm">
            <text:p/>
          </draw:line>
          <draw:line draw:style-name="gr2" draw:text-style-name="P1" draw:layer="layout" svg:x1="12.033cm" svg:y1="5.325cm" svg:x2="12.491cm" svg:y2="4.691cm">
            <text:p/>
          </draw:line>
          <draw:custom-shape draw:style-name="gr73" draw:text-style-name="P3" draw:layer="layout" svg:width="0.459cm" svg:height="0.423cm" svg:x="11.803cm" svg:y="4.689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line draw:style-name="gr2" draw:text-style-name="P1" draw:layer="layout" svg:x1="12.033cm" svg:y1="5.326cm" svg:x2="12.033cm" svg:y2="5.749cm">
            <text:p/>
          </draw:line>
          <draw:g>
            <draw:line draw:style-name="gr20" draw:text-style-name="P1" draw:layer="layout" svg:x1="11.775cm" svg:y1="4.637cm" svg:x2="12.285cm" svg:y2="4.427cm">
              <text:p/>
            </draw:line>
            <draw:line draw:style-name="gr20" draw:text-style-name="P1" draw:layer="layout" svg:x1="12.279cm" svg:y1="4.422cm" svg:x2="11.765cm" svg:y2="4.422cm">
              <text:p/>
            </draw:line>
            <draw:line draw:style-name="gr20" draw:text-style-name="P1" draw:layer="layout" svg:x1="11.769cm" svg:y1="4.421cm" svg:x2="12.279cm" svg:y2="4.211cm">
              <text:p/>
            </draw:line>
            <draw:line draw:style-name="gr20" draw:text-style-name="P1" draw:layer="layout" svg:x1="12.275cm" svg:y1="4.206cm" svg:x2="11.761cm" svg:y2="4.206cm">
              <text:p/>
            </draw:line>
            <draw:line draw:style-name="gr20" draw:text-style-name="P1" draw:layer="layout" svg:x1="11.775cm" svg:y1="4.196cm" svg:x2="12.285cm" svg:y2="3.986cm">
              <text:p/>
            </draw:line>
            <draw:line draw:style-name="gr20" draw:text-style-name="P1" draw:layer="layout" svg:x1="12.275cm" svg:y1="3.982cm" svg:x2="11.761cm" svg:y2="3.982cm">
              <text:p/>
            </draw:line>
            <draw:line draw:style-name="gr20" draw:text-style-name="P1" draw:layer="layout" svg:x1="12.289cm" svg:y1="4.647cm" svg:x2="11.775cm" svg:y2="4.647cm">
              <text:p/>
            </draw:line>
          </draw:g>
          <draw:g>
            <draw:line draw:style-name="gr39" draw:text-style-name="P1" draw:layer="layout" svg:x1="12.544cm" svg:y1="4.451cm" svg:x2="12.892cm" svg:y2="4.06cm">
              <text:p/>
            </draw:line>
            <draw:line draw:style-name="gr39" draw:text-style-name="P1" draw:layer="layout" svg:x1="12.443cm" svg:y1="4.356cm" svg:x2="12.648cm" svg:y2="3.982cm">
              <text:p/>
            </draw:line>
            <draw:line draw:style-name="gr39" draw:text-style-name="P1" draw:layer="layout" svg:x1="11.568cm" svg:y1="4.5cm" svg:x2="11.235cm" svg:y2="4.099cm">
              <text:p/>
            </draw:line>
            <draw:line draw:style-name="gr39" draw:text-style-name="P1" draw:layer="layout" svg:x1="11.636cm" svg:y1="4.382cm" svg:x2="11.46cm" svg:y2="3.981cm">
              <text:p/>
            </draw:line>
          </draw:g>
        </draw:g>
        <draw:custom-shape draw:style-name="gr74" draw:text-style-name="P14" draw:layer="layout" svg:width="3.439cm" svg:height="1.058cm" svg:x="10.319cm" svg:y="2.853cm">
          <text:list text:style-name="L1">
            <text:list-header>
              <text:p text:style-name="P13"><text:span text:style-name="T3">Soupap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15" draw:layer="layout" svg:width="5.503cm" svg:height="1.693cm" svg:x="0cm" svg:y="8.467cm">
          <text:list text:style-name="L1">
            <text:list-header>
              <text:p text:style-name="P5"><text:span text:style-name="T3">Remplissage</text:span></text:p>
              <text:p text:style-name="P5"><text:span text:style-name="T3"><text:s text:c="2"/></text:span><text:span text:style-name="T3">ga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4.819cm" svg:height="1.482cm" svg:x="4.022cm" svg:y="3.175cm">
          <text:list text:style-name="L1">
            <text:list-header>
              <text:p text:style-name="P5"><text:span text:style-name="T3">Remplissage</text:span></text:p>
              <text:p text:style-name="P5"><text:span text:style-name="T3"><text:s text:c="4"/></text:span><text:span text:style-name="T3">eau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.145cm" svg:y1="12.311cm" svg:x2="1.145cm" svg:y2="11.676cm">
            <text:p/>
          </draw:line>
          <draw:line draw:style-name="gr2" draw:text-style-name="P1" draw:layer="layout" svg:x1="1.144cm" svg:y1="11.042cm" svg:x2="0.687cm" svg:y2="11.677cm">
            <text:p/>
          </draw:line>
          <draw:line draw:style-name="gr2" draw:text-style-name="P1" draw:layer="layout" svg:x1="1.145cm" svg:y1="11.042cm" svg:x2="1.604cm" svg:y2="11.677cm">
            <text:p/>
          </draw:line>
          <draw:custom-shape draw:style-name="gr27" draw:text-style-name="P3" draw:layer="layout" svg:width="0.457cm" svg:height="0.423cm" svg:x="0.917cm" svg:y="11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145cm" svg:y1="11.041cm" svg:x2="1.145cm" svg:y2="10.618cm">
            <text:p/>
          </draw:line>
          <draw:line draw:style-name="gr20" draw:text-style-name="P1" draw:layer="layout" svg:x1="0.917cm" svg:y1="10.407cm" svg:x2="0.917cm" svg:y2="10.619cm">
            <text:p/>
          </draw:line>
          <draw:line draw:style-name="gr20" draw:text-style-name="P1" draw:layer="layout" svg:x1="0.917cm" svg:y1="10.619cm" svg:x2="1.374cm" svg:y2="10.619cm">
            <text:p/>
          </draw:line>
          <draw:line draw:style-name="gr20" draw:text-style-name="P1" draw:layer="layout" svg:x1="1.375cm" svg:y1="10.619cm" svg:x2="1.375cm" svg:y2="10.407cm">
            <text:p/>
          </draw:line>
        </draw:g>
        <draw:custom-shape draw:style-name="gr21" draw:text-style-name="P8" draw:layer="layout" svg:width="0.23cm" svg:height="0.212cm" svg:x="13.07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5.5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5.959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3.167cm" svg:y="7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7.564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6.673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17.564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6.876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16.188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5.518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4.953cm" svg:y="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4.495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7.805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7.748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8.864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9.869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0.557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9.252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1.015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0.958cm" svg:y="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0.376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9.159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9.181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8.33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7.51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1.659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13.022cm" svg:y="8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7" draw:text-style-name="P4" draw:layer="layout" svg:width="1.604cm" svg:height="3.597cm" svg:x="19.491cm" svg:y="2.78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9.491cm" svg:y1="2.787cm" svg:x2="19.491cm" svg:y2="5.784cm">
            <text:p/>
          </draw:line>
          <draw:line draw:style-name="gr2" draw:text-style-name="P1" draw:layer="layout" svg:x1="21.095cm" svg:y1="2.787cm" svg:x2="21.095cm" svg:y2="5.784cm">
            <text:p/>
          </draw:line>
        </draw:g>
        <draw:custom-shape draw:style-name="gr78" draw:text-style-name="P8" draw:layer="layout" svg:width="1.834cm" svg:height="0.846cm" svg:x="13.07cm" svg:y="4.691cm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9" draw:text-style-name="P8" draw:layer="layout" svg:width="1.836cm" svg:height="0.846cm" svg:x="13.07cm" svg:y="4.691cm">
          <text:p/>
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0" draw:text-style-name="P8" draw:layer="layout" svg:width="1.835cm" svg:height="0.847cm" svg:x="13.07cm" svg:y="5.11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905cm" svg:y1="5.115cm" svg:x2="14.905cm" svg:y2="5.75cm">
          <text:p/>
        </draw:line>
        <draw:line draw:style-name="gr2" draw:text-style-name="P1" draw:layer="layout" svg:x1="13.07cm" svg:y1="5.115cm" svg:x2="13.07cm" svg:y2="5.75cm">
          <text:p/>
        </draw:line>
        <draw:g>
          <draw:line draw:style-name="gr1" draw:text-style-name="P1" draw:layer="layout" svg:x1="13.997cm" svg:y1="4.273cm" svg:x2="13.997cm" svg:y2="4.763cm">
            <text:p/>
          </draw:line>
          <draw:line draw:style-name="gr2" draw:text-style-name="P1" draw:layer="layout" svg:x1="14.123cm" svg:y1="4.759cm" svg:x2="14.123cm" svg:y2="4.272cm">
            <text:p/>
          </draw:line>
          <draw:line draw:style-name="gr2" draw:text-style-name="P1" draw:layer="layout" svg:x1="13.847cm" svg:y1="4.759cm" svg:x2="13.847cm" svg:y2="4.272cm">
            <text:p/>
          </draw:line>
        </draw:g>
        <draw:custom-shape draw:style-name="gr81" draw:text-style-name="P4" draw:layer="layout" svg:width="0.688cm" svg:height="0.847cm" svg:x="19.262cm" svg:y="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" draw:layer="layout" svg:width="1.147cm" svg:height="1.27cm" svg:x="19.72cm" svg:y="1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" draw:layer="layout" svg:width="0.687cm" svg:height="0.847cm" svg:x="20.638cm" svg:y="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" draw:layer="layout" svg:width="0.688cm" svg:height="0.847cm" svg:x="19.9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3" draw:text-style-name="P1" draw:layer="layout" svg:x1="17.863cm" svg:y1="16.999cm" svg:x2="16.717cm" svg:y2="17.211cm">
            <text:p/>
          </draw:line>
          <draw:line draw:style-name="gr83" draw:text-style-name="P1" draw:layer="layout" svg:x1="17.011cm" svg:y1="16.999cm" svg:x2="16.716cm" svg:y2="17.211cm">
            <text:p/>
          </draw:line>
          <draw:line draw:style-name="gr83" draw:text-style-name="P1" draw:layer="layout" svg:x1="16.717cm" svg:y1="17.211cm" svg:x2="17.113cm" svg:y2="17.299cm">
            <text:p/>
          </draw:line>
        </draw:g>
        <draw:g>
          <draw:line draw:style-name="gr83" draw:text-style-name="P1" draw:layer="layout" svg:x1="10.15cm" svg:y1="14.168cm" svg:x2="9.812cm" svg:y2="13.882cm">
            <text:p/>
          </draw:line>
          <draw:line draw:style-name="gr83" draw:text-style-name="P1" draw:layer="layout" svg:x1="10.149cm" svg:y1="14.168cm" svg:x2="9.71cm" svg:y2="14.195cm">
            <text:p/>
          </draw:line>
          <draw:custom-shape draw:style-name="gr84" draw:text-style-name="P6" draw:layer="layout" svg:width="1.587cm" svg:height="0.194cm" svg:x="8.52cm" svg:y="14.005cm">
            <text:p/>
            <draw:enhanced-geometry svg:viewBox="0 0 333 44" draw:type="non-primitive" draw:enhanced-path="M 0 44  C 24 32 48 21 76 14  C 104 7 138 2 167 1  C 196 0 221 2 249 6  C 277 10 319 24 333 27  N"/>
          </draw:custom-shape>
        </draw:g>
        <draw:g>
          <draw:line draw:style-name="gr83" draw:text-style-name="P1" draw:layer="layout" svg:x1="15.234cm" svg:y1="14.172cm" svg:x2="14.895cm" svg:y2="13.886cm">
            <text:p/>
          </draw:line>
          <draw:line draw:style-name="gr83" draw:text-style-name="P1" draw:layer="layout" svg:x1="15.235cm" svg:y1="14.172cm" svg:x2="14.795cm" svg:y2="14.199cm">
            <text:p/>
          </draw:line>
          <draw:custom-shape draw:style-name="gr85" draw:text-style-name="P6" draw:layer="layout" svg:width="1.592cm" svg:height="0.194cm" svg:x="13.6cm" svg:y="14.009cm">
            <text:p/>
            <draw:enhanced-geometry svg:viewBox="0 0 333 44" draw:type="non-primitive" draw:enhanced-path="M 0 44  C 24 32 48 21 76 14  C 104 7 138 2 167 1  C 196 0 221 2 249 6  C 277 10 319 24 333 27  N"/>
          </draw:custom-shape>
        </draw:g>
        <draw:custom-shape draw:style-name="gr86" draw:text-style-name="P12" draw:layer="layout" svg:width="1.531cm" svg:height="1.583cm" svg:x="21.206cm" svg:y="15.505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22.754cm" svg:y1="15.663cm" svg:x2="22.754cm" svg:y2="16.933cm">
          <text:p/>
        </draw:line>
        <draw:line draw:style-name="gr45" draw:text-style-name="P1" draw:layer="layout" svg:x1="19.773cm" svg:y1="16.298cm" svg:x2="22.754cm" svg:y2="16.298cm">
          <text:p/>
        </draw:line>
        <draw:line draw:style-name="gr2" draw:text-style-name="P1" draw:layer="layout" svg:x1="22.525cm" svg:y1="15.663cm" svg:x2="22.983cm" svg:y2="15.663cm">
          <text:p/>
        </draw:line>
        <draw:line draw:style-name="gr2" draw:text-style-name="P1" draw:layer="layout" svg:x1="22.525cm" svg:y1="16.933cm" svg:x2="22.983cm" svg:y2="16.933cm">
          <text:p/>
        </draw:line>
        <draw:custom-shape draw:style-name="gr87" draw:text-style-name="P12" draw:layer="layout" svg:width="0.865cm" svg:height="0.741cm" svg:x="21.206cm" svg:y="14.023cm">
          <text:p/>
          <draw:enhanced-geometry svg:viewBox="0 0 21600 21600" draw:type="rectangle" draw:enhanced-path="M 0 0 L 21600 0 21600 21600 0 21600 0 0 Z N"/>
        </draw:custom-shape>
        <draw:line draw:style-name="gr88" draw:text-style-name="P1" draw:layer="layout" svg:x1="20.545cm" svg:y1="14.393cm" svg:x2="23.755cm" svg:y2="14.393cm">
          <text:p/>
        </draw:line>
        <draw:custom-shape draw:style-name="gr89" draw:text-style-name="P2" draw:layer="layout" svg:width="0.459cm" svg:height="0.529cm" svg:x="23.671cm" svg:y="14.12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" draw:layer="layout" svg:width="0.459cm" svg:height="0.533cm" svg:x="22.132cm" svg:y="14.129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" draw:layer="layout" svg:width="0.458cm" svg:height="0.423cm" svg:x="20.316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17.022cm" svg:y1="14.605cm" svg:x2="20.558cm" svg:y2="14.393cm">
          <text:p/>
        </draw:line>
        <draw:g>
          <draw:custom-shape draw:style-name="gr92" draw:text-style-name="P6" draw:layer="layout" svg:width="1.146cm" svg:height="1.326cm" draw:transform="rotate (-1.5707963267949) translate (25.005cm 10.619cm)">
            <text:p/>
            <draw:enhanced-geometry draw:text-areas="10799 0 21599 10799" svg:viewBox="0 0 21600 21600" draw:mirror-vertic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39" draw:text-style-name="P1" draw:layer="layout" svg:x1="24.992cm" svg:y1="11.272cm" svg:x2="25.149cm" svg:y2="11.012cm">
            <text:p/>
          </draw:line>
          <draw:line draw:style-name="gr39" draw:text-style-name="P1" draw:layer="layout" svg:x1="24.828cm" svg:y1="11.043cm" svg:x2="25.014cm" svg:y2="11.276cm">
            <text:p/>
          </draw:line>
        </draw:g>
        <draw:line draw:style-name="gr2" draw:text-style-name="P1" draw:layer="layout" svg:x1="5.962cm" svg:y1="6.35cm" svg:x2="5.962cm" svg:y2="6.773cm">
          <text:p/>
        </draw:line>
        <draw:custom-shape draw:style-name="gr93" draw:text-style-name="P6" draw:layer="layout" svg:width="27.517cm" svg:height="18.772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4" draw:layer="layout" svg:width="7.142cm" svg:height="9.524cm" svg:x="5.953cm" svg:y="1.93cm" draw:page-number="1" presentation:class="page"/>
          <draw:frame presentation:style-name="pr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9cm" fo:padding-bottom="0.139cm" fo:padding-left="0.278cm" fo:padding-right="0.278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9cm" fo:padding-bottom="0.139cm" fo:padding-left="0.278cm" fo:padding-right="0.278cm">
        <text:list-style style:name="Standard-outline1">
          <text:list-level-style-bullet text:level="1" text:bullet-char="•">
            <style:list-level-properties text:min-label-width="1.04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389cm" text:min-label-width="0.87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782cm" text:min-label-width="0.69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171cm" text:min-label-width="0.69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519cm"/>
          <style:tab-stop style:position="7.302cm"/>
          <style:tab-stop style:position="10.085cm"/>
          <style:tab-stop style:position="12.867cm"/>
          <style:tab-stop style:position="15.65cm"/>
          <style:tab-stop style:position="18.432cm"/>
          <style:tab-stop style:position="21.215cm"/>
          <style:tab-stop style:position="23.997cm"/>
          <style:tab-stop style:position="26.7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5pt" style:font-style-asian="normal" style:font-weight-asian="normal" style:font-name-complex="Lucida Sans" style:font-family-complex="'Lucida Sans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389cm" text:min-label-width="0.87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782cm" text:min-label-width="0.69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171cm" text:min-label-width="0.69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cm"/>
          <style:tab-stop style:position="3.302cm"/>
          <style:tab-stop style:position="6.085cm"/>
          <style:tab-stop style:position="8.867cm"/>
          <style:tab-stop style:position="11.65cm"/>
          <style:tab-stop style:position="14.433cm"/>
          <style:tab-stop style:position="17.215cm"/>
          <style:tab-stop style:position="19.998cm"/>
          <style:tab-stop style:position="22.78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5cm"/>
          <style:tab-stop style:position="4.868cm"/>
          <style:tab-stop style:position="7.65cm"/>
          <style:tab-stop style:position="10.433cm"/>
          <style:tab-stop style:position="13.215cm"/>
          <style:tab-stop style:position="15.998cm"/>
          <style:tab-stop style:position="18.781cm"/>
          <style:tab-stop style:position="21.563cm"/>
          <style:tab-stop style:position="24.34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96cm"/>
          <style:tab-stop style:position="3.479cm"/>
          <style:tab-stop style:position="6.261cm"/>
          <style:tab-stop style:position="9.044cm"/>
          <style:tab-stop style:position="11.826cm"/>
          <style:tab-stop style:position="14.609cm"/>
          <style:tab-stop style:position="17.391cm"/>
          <style:tab-stop style:position="20.174cm"/>
          <style:tab-stop style:position="22.9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cm"/>
          <style:tab-stop style:position="4.872cm"/>
          <style:tab-stop style:position="7.655cm"/>
          <style:tab-stop style:position="10.437cm"/>
          <style:tab-stop style:position="13.22cm"/>
          <style:tab-stop style:position="16.002cm"/>
          <style:tab-stop style:position="18.785cm"/>
          <style:tab-stop style:position="21.5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cm"/>
          <style:tab-stop style:position="4.872cm"/>
          <style:tab-stop style:position="7.655cm"/>
          <style:tab-stop style:position="10.437cm"/>
          <style:tab-stop style:position="13.22cm"/>
          <style:tab-stop style:position="16.002cm"/>
          <style:tab-stop style:position="18.785cm"/>
          <style:tab-stop style:position="21.5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cm"/>
          <style:tab-stop style:position="4.872cm"/>
          <style:tab-stop style:position="7.655cm"/>
          <style:tab-stop style:position="10.437cm"/>
          <style:tab-stop style:position="13.22cm"/>
          <style:tab-stop style:position="16.002cm"/>
          <style:tab-stop style:position="18.785cm"/>
          <style:tab-stop style:position="21.5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cm"/>
          <style:tab-stop style:position="4.872cm"/>
          <style:tab-stop style:position="7.655cm"/>
          <style:tab-stop style:position="10.437cm"/>
          <style:tab-stop style:position="13.22cm"/>
          <style:tab-stop style:position="16.002cm"/>
          <style:tab-stop style:position="18.785cm"/>
          <style:tab-stop style:position="21.5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cm"/>
          <style:tab-stop style:position="4.872cm"/>
          <style:tab-stop style:position="7.655cm"/>
          <style:tab-stop style:position="10.437cm"/>
          <style:tab-stop style:position="13.22cm"/>
          <style:tab-stop style:position="16.002cm"/>
          <style:tab-stop style:position="18.785cm"/>
          <style:tab-stop style:position="21.5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782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17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56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56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56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56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56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56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82cm"/>
          <style:tab-stop style:position="5.565cm"/>
          <style:tab-stop style:position="8.347cm"/>
          <style:tab-stop style:position="11.13cm"/>
          <style:tab-stop style:position="13.912cm"/>
          <style:tab-stop style:position="16.695cm"/>
          <style:tab-stop style:position="19.477cm"/>
          <style:tab-stop style:position="22.26cm"/>
          <style:tab-stop style:position="25.042cm"/>
          <style:tab-stop style:position="27.82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5pt" style:font-style-asian="normal" style:font-weight-asian="normal" style:font-name-complex="Lucida Sans" style:font-family-complex="'Lucida Sans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9cm" fo:padding-bottom="0.139cm" fo:padding-left="0.278cm" fo:padding-right="0.278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82cm"/>
          <style:tab-stop style:position="5.565cm"/>
          <style:tab-stop style:position="8.347cm"/>
          <style:tab-stop style:position="11.13cm"/>
          <style:tab-stop style:position="13.912cm"/>
          <style:tab-stop style:position="16.695cm"/>
          <style:tab-stop style:position="19.477cm"/>
          <style:tab-stop style:position="22.26cm"/>
          <style:tab-stop style:position="25.042cm"/>
          <style:tab-stop style:position="27.82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Lucida Sans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9cm" fo:padding-bottom="0.139cm" fo:padding-left="0.278cm" fo:padding-right="0.278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5pt" style:font-size-asian="15pt" style:font-size-complex="15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Standard" style:page-layout-name="PM1" draw:style-name="Mdp1">
      <draw:frame presentation:style-name="Standard-title" draw:layer="backgroundobjects" svg:width="23.389cm" svg:height="3.175cm" svg:x="2.063cm" svg:y="1.692cm" presentation:class="title" presentation:placeholder="true">
        <draw:text-box/>
      </draw:frame>
      <draw:frame presentation:style-name="Standard-outline1" draw:layer="backgroundobjects" svg:width="23.389cm" svg:height="11.43cm" svg:x="2.063cm" svg:y="5.503cm" presentation:class="outline" presentation:placeholder="true">
        <draw:text-box/>
      </draw:frame>
      <draw:frame draw:style-name="Mgr4" draw:text-style-name="MP3" draw:layer="backgroundobjects" svg:width="5.732cm" svg:height="1.27cm" svg:x="2.064cm" svg:y="17.35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713cm" svg:height="1.27cm" svg:x="9.401cm" svg:y="17.357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4" draw:text-style-name="MP5" draw:layer="backgroundobjects" svg:width="5.733cm" svg:height="1.27cm" svg:x="19.719cm" svg:y="17.357cm" presentation:class="page-number">
        <draw:text-box>
          <text:list text:style-name="ML1">
            <text:list-header>
              <text:p text:style-name="MP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incipe de fonctionnement d’une locomotive modèle au gaz</dc:title>
    <meta:initial-creator>Moi</meta:initial-creator>
    <meta:creation-date>2009-04-27T18:22:11.843000000</meta:creation-date>
    <dc:creator>Moi</dc:creator>
    <dc:date>2009-05-02T23:08:57.265000000</dc:date>
    <meta:editing-cycles>40</meta:editing-cycles>
    <meta:editing-duration>PT12H2M48S</meta:editing-duration>
    <meta:document-statistic meta:object-count="418"/>
    <meta:generator>LibreOffice/5.2.3.3$Windows_x86 LibreOffice_project/d54a8868f08a7b39642414cf2c8ef2f228f780cf</meta:generator>
  </office:meta>
</office:document-meta>
</file>